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2.923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3.65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13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35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1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lad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6376" table:default-cell-style-name="ce2"/>
        <table:table-row table:style-name="ro1">
          <table:table-cell table:style-name="ce1" office:value-type="string" calcext:value-type="string">
            <text:p>No </text:p>
          </table:table-cell>
          <table:table-cell table:style-name="ce1" office:value-type="string" calcext:value-type="string">
            <text:p>Seq. Number </text:p>
          </table:table-cell>
          <table:table-cell table:style-name="ce1" office:value-type="string" calcext:value-type="string">
            <text:p>Payload Length </text:p>
          </table:table-cell>
          <table:table-cell table:style-name="ce1" office:value-type="string" calcext:value-type="string">
            <text:p>Time sent </text:p>
          </table:table-cell>
          <table:table-cell table:style-name="ce1" office:value-type="string" calcext:value-type="string">
            <text:p>Time ACKed </text:p>
          </table:table-cell>
          <table:table-cell table:style-name="ce1" office:value-type="string" calcext:value-type="string">
            <text:p>RTT </text:p>
          </table:table-cell>
          <table:table-cell table:style-name="ce1" office:value-type="string" calcext:value-type="string">
            <text:p>Estimated RTT </text:p>
          </table:table-cell>
          <table:table-cell table:number-columns-repeated="1637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0.026477" calcext:value-type="float">
            <text:p>0,026477</text:p>
          </table:table-cell>
          <table:table-cell table:style-name="ce1" office:value-type="float" office:value="0.053937" calcext:value-type="float">
            <text:p>0,053937</text:p>
          </table:table-cell>
          <table:table-cell table:number-columns-repeated="2" table:style-name="ce1" office:value-type="float" office:value="0.02746" calcext:value-type="float">
            <text:p>0,02746</text:p>
          </table:table-cell>
          <table:table-cell table:number-columns-repeated="1637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0.041737" calcext:value-type="float">
            <text:p>0,041737</text:p>
          </table:table-cell>
          <table:table-cell table:style-name="ce1" office:value-type="float" office:value="0.077294" calcext:value-type="float">
            <text:p>0,077294</text:p>
          </table:table-cell>
          <table:table-cell table:style-name="ce1" office:value-type="float" office:value="0.035557" calcext:value-type="float">
            <text:p>0,035557</text:p>
          </table:table-cell>
          <table:table-cell table:style-name="ce1" office:value-type="float" office:value="0.028472125" calcext:value-type="float">
            <text:p>0,028472125</text:p>
          </table:table-cell>
          <table:table-cell table:number-columns-repeated="1637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0.054026" calcext:value-type="float">
            <text:p>0,054026</text:p>
          </table:table-cell>
          <table:table-cell table:style-name="ce1" office:value-type="float" office:value="0.124085" calcext:value-type="float">
            <text:p>0,124085</text:p>
          </table:table-cell>
          <table:table-cell table:style-name="ce1" table:formula="of:=[.E4]-[.D4]" office:value-type="float" office:value="0.070059" calcext:value-type="float">
            <text:p>0,070059</text:p>
          </table:table-cell>
          <table:table-cell table:style-name="ce4" table:formula="of:=0.875*[.G3]+0.125*[.F4]" office:value-type="float" office:value="0.033670484375" calcext:value-type="float">
            <text:p>0,03367048</text:p>
          </table:table-cell>
          <table:table-cell table:style-name="ce5"/>
          <table:table-cell table:number-columns-repeated="1637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486" calcext:value-type="float">
            <text:p>3486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0.05469" calcext:value-type="float">
            <text:p>0,05469</text:p>
          </table:table-cell>
          <table:table-cell table:style-name="ce1" office:value-type="float" office:value="0.169118" calcext:value-type="float">
            <text:p>0,169118</text:p>
          </table:table-cell>
          <table:table-cell table:style-name="ce1" table:formula="of:=[.E5]-[.D5]" office:value-type="float" office:value="0.114428" calcext:value-type="float">
            <text:p>0,114428</text:p>
          </table:table-cell>
          <table:table-cell table:style-name="ce4" table:formula="of:=0.875*[.G4]+0.125*[.F5]" office:value-type="float" office:value="0.043765173828125" calcext:value-type="float">
            <text:p>0,04376517</text:p>
          </table:table-cell>
          <table:table-cell table:style-name="ce5"/>
          <table:table-cell table:number-columns-repeated="1637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46" calcext:value-type="float">
            <text:p>4946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0.077405" calcext:value-type="float">
            <text:p>0,077405</text:p>
          </table:table-cell>
          <table:table-cell table:style-name="ce1" office:value-type="float" office:value="0.217299" calcext:value-type="float">
            <text:p>0,217299</text:p>
          </table:table-cell>
          <table:table-cell table:style-name="ce1" table:formula="of:=[.E6]-[.D6]" office:value-type="float" office:value="0.139894" calcext:value-type="float">
            <text:p>0,139894</text:p>
          </table:table-cell>
          <table:table-cell table:style-name="ce4" table:formula="of:=0.875*[.G5]+0.125*[.F6]" office:value-type="float" office:value="0.0557812770996094" calcext:value-type="float">
            <text:p>0,05578128</text:p>
          </table:table-cell>
          <table:table-cell table:style-name="ce5"/>
          <table:table-cell table:number-columns-repeated="1637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406" calcext:value-type="float">
            <text:p>6406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0.078157" calcext:value-type="float">
            <text:p>0,078157</text:p>
          </table:table-cell>
          <table:table-cell table:style-name="ce1" office:value-type="float" office:value="0.267802" calcext:value-type="float">
            <text:p>0,267802</text:p>
          </table:table-cell>
          <table:table-cell table:style-name="ce1" table:formula="of:=[.E7]-[.D7]" office:value-type="float" office:value="0.189645" calcext:value-type="float">
            <text:p>0,189645</text:p>
          </table:table-cell>
          <table:table-cell table:style-name="ce4" table:formula="of:=0.875*[.G6]+0.125*[.F7]" office:value-type="float" office:value="0.0725142424621582" calcext:value-type="float">
            <text:p>0,07251424</text:p>
          </table:table-cell>
          <table:table-cell table:style-name="ce5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No </text:p>
          </table:table-cell>
          <table:table-cell table:style-name="ce1" office:value-type="string" calcext:value-type="string">
            <text:p>Seq. Number </text:p>
          </table:table-cell>
          <table:table-cell table:style-name="ce1" office:value-type="string" calcext:value-type="string">
            <text:p>Payload Length </text:p>
          </table:table-cell>
          <table:table-cell table:style-name="ce1" office:value-type="string" calcext:value-type="string">
            <text:p>Time sent </text:p>
          </table:table-cell>
          <table:table-cell table:style-name="ce1" office:value-type="string" calcext:value-type="string">
            <text:p>Time ACKed </text:p>
          </table:table-cell>
          <table:table-cell table:style-name="ce1" office:value-type="string" calcext:value-type="string">
            <text:p>RTT </text:p>
          </table:table-cell>
          <table:table-cell table:style-name="ce1" office:value-type="string" calcext:value-type="string">
            <text:p>Estimated RTT 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 office:value-type="float" office:value="31.03588" calcext:value-type="float">
            <text:p>31,03588</text:p>
          </table:table-cell>
          <table:table-cell table:style-name="ce3" office:value-type="float" office:value="31.1494" calcext:value-type="float">
            <text:p>31,14940</text:p>
          </table:table-cell>
          <table:table-cell table:style-name="ce3" table:formula="of:=[.E10]-[.D10]" office:value-type="float" office:value="0.113520000000001" calcext:value-type="float">
            <text:p>0,11352</text:p>
          </table:table-cell>
          <table:table-cell table:style-name="ce3" table:formula="of:=[.F10]" office:value-type="float" office:value="0.113520000000001" calcext:value-type="float">
            <text:p>0,11352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7" calcext:value-type="float">
            <text:p>747</text:p>
          </table:table-cell>
          <table:table-cell office:value-type="float" office:value="13140" calcext:value-type="float">
            <text:p>13140</text:p>
          </table:table-cell>
          <table:table-cell table:style-name="ce3" office:value-type="float" office:value="31.036" calcext:value-type="float">
            <text:p>31,03600</text:p>
          </table:table-cell>
          <table:table-cell table:style-name="ce3" office:value-type="float" office:value="31.1494" calcext:value-type="float">
            <text:p>31,14940</text:p>
          </table:table-cell>
          <table:table-cell table:style-name="ce3" table:formula="of:=[.E11]-[.D11]" office:value-type="float" office:value="0.113399999999999" calcext:value-type="float">
            <text:p>0,11340</text:p>
          </table:table-cell>
          <table:table-cell table:style-name="ce3" table:formula="of:=0.875*[.G10]+0.125*[.F11]" office:value-type="float" office:value="0.113505000000001" calcext:value-type="float">
            <text:p>0,11351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87" calcext:value-type="float">
            <text:p>13887</text:p>
          </table:table-cell>
          <table:table-cell office:value-type="float" office:value="27740" calcext:value-type="float">
            <text:p>27740</text:p>
          </table:table-cell>
          <table:table-cell office:value-type="float" office:value="31.14943" calcext:value-type="float">
            <text:p>31,14943</text:p>
          </table:table-cell>
          <table:table-cell table:style-name="ce3" office:value-type="float" office:value="31.262985" calcext:value-type="float">
            <text:p>31,26299</text:p>
          </table:table-cell>
          <table:table-cell table:style-name="ce3" table:formula="of:=[.E12]-[.D12]" office:value-type="float" office:value="0.113555000000002" calcext:value-type="float">
            <text:p>0,11356</text:p>
          </table:table-cell>
          <table:table-cell table:style-name="ce3" table:formula="of:=0.875*[.G11]+0.125*[.F12]" office:value-type="float" office:value="0.113511250000001" calcext:value-type="float">
            <text:p>0,11351</text:p>
          </table:table-cell>
          <table:table-cell table:number-columns-repeated="16377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jeslut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kr</number:text>
    </number:number-style>
    <number:number-style style:name="N114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kr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kr</number:text>
    </number:number-style>
    <number:number-style style:name="N116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k1_r3"> 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k1_r3"> 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k1_r3"> 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k1_r3">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k1_r3"> 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k1_r3">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k1_r3">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k1_r3"> 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k1_r3_-4">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k1_r3_-4">     </number:text>
    </number:number-style>
    <number:number-style style:name="N127P2" style:volatile="true">
      <number:text loext:blank-width-char="-"> </number:text>
      <number:fill-character> </number:fill-character>
      <number:text loext:blank-width-char="k2_r4_-5">- 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kr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kr </number:text>
    </number:number-style>
    <number:number-style style:name="N128P2" style:volatile="true">
      <number:text loext:blank-width-char="-"> </number:text>
      <number:fill-character> </number:fill-character>
      <number:text loext:blank-width-char="-4">- kr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k1_r3_-4"> 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k1_r3_-4"> 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k1_r3_-4"> 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kr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kr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kr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16" number:min-decimal-places="16" number:min-integer-digits="1"/>
    </number:number-style>
    <number:number-style style:name="N140">
      <number:number number:decimal-places="17" number:min-decimal-places="17" number:min-integer-digits="1"/>
    </number:number-style>
    <number:number-style style:name="N141">
      <number:number number:decimal-places="18" number:min-decimal-places="18" number:min-integer-digits="1"/>
    </number:number-style>
    <number:number-style style:name="N142">
      <number:number number:decimal-places="15" number:min-decimal-places="15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3" number:min-decimal-places="13" number:min-integer-digits="1"/>
    </number:number-style>
    <number:number-style style:name="N145">
      <number:number number:decimal-places="12" number:min-decimal-places="12" number:min-integer-digits="1"/>
    </number:number-style>
    <number:number-style style:name="N146">
      <number:number number:decimal-places="11" number:min-decimal-places="11" number:min-integer-digits="1"/>
    </number:number-style>
    <number:number-style style:name="N147">
      <number:number number:decimal-places="10" number:min-decimal-places="10" number:min-integer-digits="1"/>
    </number:number-style>
    <number:number-style style:name="N148">
      <number:number number:decimal-places="7" number:min-decimal-places="7" number:min-integer-digits="1"/>
    </number:number-style>
    <number:number-style style:name="N149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00-00-00</text:date>, <text:time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lad1" style:display-name="PageStyle_Blad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id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3T16:43:04</meta:creation-date>
    <dc:language>sv-SE</dc:language>
    <dc:date>2025-02-15T16:51:12.060000000</dc:date>
    <meta:editing-cycles>4</meta:editing-cycles>
    <meta:editing-duration>PT13M51S</meta:editing-duration>
    <meta:generator>LibreOffice/24.2.0.3$Windows_X86_64 LibreOffice_project/da48488a73ddd66ea24cf16bbc4f7b9c08e9bea1</meta:generator>
    <meta:document-statistic meta:table-count="1" meta:cell-count="77" meta:object-count="0"/>
    <meta:user-defined meta:name="AppVersion">15.0000</meta:user-defined>
  </office:meta>
</office:document-meta>
</file>